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LocatorWrapper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LocatorWrapper.getColumn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orWrappe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orWrapper.ge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orWrapper.SourceLocatorWrapper( SourceLocator s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